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5.054cm" fo:min-width="11.24cm" draw:shadow-opacity="0%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85cm" fo:min-width="0.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7" style:family="graphic" style:parent-style-name="objectwithoutfill">
      <style:graphic-properties draw:fill="none" draw:fill-color="#ff3333" draw:textarea-vertical-align="middle"/>
    </style:style>
    <style:style style:name="gr8" style:family="graphic" style:parent-style-name="objectwithoutfill">
      <style:graphic-properties svg:stroke-color="#ff3333" draw:fill="none" draw:fill-color="#ff3333" draw:textarea-vertical-align="middle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3333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6cm" svg:height="7.5cm" svg:x="2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1cm" svg:height="6.1cm" svg:x="9.6cm" svg:y="3.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6cm" svg:y1="4.128cm" svg:x2="10.7cm" svg:y2="4.128cm">
            <text:p/>
          </draw:line>
          <draw:line draw:style-name="gr3" draw:text-style-name="P3" draw:layer="layout" svg:x1="9.6cm" svg:y1="5.13cm" svg:x2="10.7cm" svg:y2="5.13cm">
            <text:p/>
          </draw:line>
          <draw:line draw:style-name="gr3" draw:text-style-name="P3" draw:layer="layout" svg:x1="9.6cm" svg:y1="5.858cm" svg:x2="10.7cm" svg:y2="5.858cm">
            <text:p/>
          </draw:line>
          <draw:line draw:style-name="gr3" draw:text-style-name="P3" draw:layer="layout" svg:x1="9.6cm" svg:y1="8.863cm" svg:x2="10.7cm" svg:y2="8.863cm">
            <text:p/>
          </draw:line>
          <draw:line draw:style-name="gr3" draw:text-style-name="P3" draw:layer="layout" svg:x1="9.6cm" svg:y1="8.225cm" svg:x2="10.7cm" svg:y2="8.225cm">
            <text:p/>
          </draw:line>
          <draw:line draw:style-name="gr3" draw:text-style-name="P3" draw:layer="layout" svg:x1="9.6cm" svg:y1="7.497cm" svg:x2="10.7cm" svg:y2="7.497cm">
            <text:p/>
          </draw:line>
          <draw:line draw:style-name="gr3" draw:text-style-name="P3" draw:layer="layout" svg:x1="9.6cm" svg:y1="6.86cm" svg:x2="10.7cm" svg:y2="6.86cm">
            <text:p/>
          </draw:line>
          <draw:line draw:style-name="gr3" draw:text-style-name="P3" draw:layer="layout" svg:x1="9.6cm" svg:y1="6.404cm" svg:x2="10.7cm" svg:y2="6.404cm">
            <text:p/>
          </draw:line>
          <draw:line draw:style-name="gr3" draw:text-style-name="P3" draw:layer="layout" svg:x1="9.6cm" svg:y1="4.675cm" svg:x2="10.7cm" svg:y2="4.675cm">
            <text:p/>
          </draw:line>
        </draw:g>
        <draw:g>
          <draw:custom-shape draw:style-name="gr2" draw:text-style-name="P2" draw:layer="layout" svg:width="1.1cm" svg:height="6.1cm" svg:x="7.1cm" svg:y="3.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1cm" svg:y1="4.128cm" svg:x2="8.2cm" svg:y2="4.128cm">
            <text:p/>
          </draw:line>
          <draw:line draw:style-name="gr3" draw:text-style-name="P3" draw:layer="layout" svg:x1="7.1cm" svg:y1="5.13cm" svg:x2="8.2cm" svg:y2="5.13cm">
            <text:p/>
          </draw:line>
          <draw:line draw:style-name="gr3" draw:text-style-name="P3" draw:layer="layout" svg:x1="7.1cm" svg:y1="5.858cm" svg:x2="8.2cm" svg:y2="5.858cm">
            <text:p/>
          </draw:line>
          <draw:line draw:style-name="gr3" draw:text-style-name="P3" draw:layer="layout" svg:x1="7.1cm" svg:y1="8.863cm" svg:x2="8.2cm" svg:y2="8.863cm">
            <text:p/>
          </draw:line>
          <draw:line draw:style-name="gr3" draw:text-style-name="P3" draw:layer="layout" svg:x1="7.1cm" svg:y1="8.225cm" svg:x2="8.2cm" svg:y2="8.225cm">
            <text:p/>
          </draw:line>
          <draw:line draw:style-name="gr3" draw:text-style-name="P3" draw:layer="layout" svg:x1="7.1cm" svg:y1="7.497cm" svg:x2="8.2cm" svg:y2="7.497cm">
            <text:p/>
          </draw:line>
          <draw:line draw:style-name="gr3" draw:text-style-name="P3" draw:layer="layout" svg:x1="7.1cm" svg:y1="6.86cm" svg:x2="8.2cm" svg:y2="6.86cm">
            <text:p/>
          </draw:line>
          <draw:line draw:style-name="gr3" draw:text-style-name="P3" draw:layer="layout" svg:x1="7.1cm" svg:y1="6.404cm" svg:x2="8.2cm" svg:y2="6.404cm">
            <text:p/>
          </draw:line>
          <draw:line draw:style-name="gr3" draw:text-style-name="P3" draw:layer="layout" svg:x1="7.1cm" svg:y1="4.675cm" svg:x2="8.2cm" svg:y2="4.675cm">
            <text:p/>
          </draw:line>
        </draw:g>
        <draw:g>
          <draw:custom-shape draw:style-name="gr2" draw:text-style-name="P2" draw:layer="layout" svg:width="1.1cm" svg:height="6.1cm" svg:x="11.6cm" svg:y="3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6cm" svg:y1="4.028cm" svg:x2="12.7cm" svg:y2="4.028cm">
            <text:p/>
          </draw:line>
          <draw:line draw:style-name="gr3" draw:text-style-name="P3" draw:layer="layout" svg:x1="11.6cm" svg:y1="5.03cm" svg:x2="12.7cm" svg:y2="5.03cm">
            <text:p/>
          </draw:line>
          <draw:line draw:style-name="gr3" draw:text-style-name="P3" draw:layer="layout" svg:x1="11.6cm" svg:y1="5.758cm" svg:x2="12.7cm" svg:y2="5.758cm">
            <text:p/>
          </draw:line>
          <draw:line draw:style-name="gr3" draw:text-style-name="P3" draw:layer="layout" svg:x1="11.6cm" svg:y1="8.763cm" svg:x2="12.7cm" svg:y2="8.763cm">
            <text:p/>
          </draw:line>
          <draw:line draw:style-name="gr3" draw:text-style-name="P3" draw:layer="layout" svg:x1="11.6cm" svg:y1="8.125cm" svg:x2="12.7cm" svg:y2="8.125cm">
            <text:p/>
          </draw:line>
          <draw:line draw:style-name="gr3" draw:text-style-name="P3" draw:layer="layout" svg:x1="11.6cm" svg:y1="7.397cm" svg:x2="12.7cm" svg:y2="7.397cm">
            <text:p/>
          </draw:line>
          <draw:line draw:style-name="gr3" draw:text-style-name="P3" draw:layer="layout" svg:x1="11.6cm" svg:y1="6.76cm" svg:x2="12.7cm" svg:y2="6.76cm">
            <text:p/>
          </draw:line>
          <draw:line draw:style-name="gr3" draw:text-style-name="P3" draw:layer="layout" svg:x1="11.6cm" svg:y1="6.304cm" svg:x2="12.7cm" svg:y2="6.304cm">
            <text:p/>
          </draw:line>
          <draw:line draw:style-name="gr3" draw:text-style-name="P3" draw:layer="layout" svg:x1="11.6cm" svg:y1="4.575cm" svg:x2="12.7cm" svg:y2="4.575cm">
            <text:p/>
          </draw:line>
        </draw:g>
        <draw:frame draw:style-name="gr4" draw:text-style-name="P4" draw:layer="layout" svg:width="0.502cm" svg:height="1.187cm" svg:x="14.1cm" svg:y="6.6cm">
          <draw:text-box>
            <text:p/>
          </draw:text-box>
        </draw:frame>
        <draw:frame draw:style-name="gr4" draw:text-style-name="P5" draw:layer="layout" svg:width="2.259cm" svg:height="1.517cm" svg:x="13.841cm" svg:y="5.883cm">
          <draw:text-box>
            <text:p><text:span text:style-name="T1">…</text:span><text:span text:style-name="T1">..</text:span></text:p>
          </draw:text-box>
        </draw:frame>
        <draw:g xml:id="id1" draw:id="id1">
          <draw:custom-shape draw:style-name="gr2" draw:text-style-name="P2" draw:layer="layout" svg:width="1.1cm" svg:height="6.1cm" svg:x="3.4cm" svg:y="20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4cm" svg:y1="21.228cm" svg:x2="4.5cm" svg:y2="21.228cm">
            <text:p/>
          </draw:line>
          <draw:line draw:style-name="gr3" draw:text-style-name="P3" draw:layer="layout" svg:x1="3.4cm" svg:y1="22.23cm" svg:x2="4.5cm" svg:y2="22.23cm">
            <text:p/>
          </draw:line>
          <draw:line draw:style-name="gr3" draw:text-style-name="P3" draw:layer="layout" svg:x1="3.4cm" svg:y1="22.958cm" svg:x2="4.5cm" svg:y2="22.958cm">
            <text:p/>
          </draw:line>
          <draw:line draw:style-name="gr3" draw:text-style-name="P3" draw:layer="layout" svg:x1="3.4cm" svg:y1="25.963cm" svg:x2="4.5cm" svg:y2="25.963cm">
            <text:p/>
          </draw:line>
          <draw:line draw:style-name="gr3" draw:text-style-name="P3" draw:layer="layout" svg:x1="3.4cm" svg:y1="25.325cm" svg:x2="4.5cm" svg:y2="25.325cm">
            <text:p/>
          </draw:line>
          <draw:line draw:style-name="gr3" draw:text-style-name="P3" draw:layer="layout" svg:x1="3.4cm" svg:y1="24.597cm" svg:x2="4.5cm" svg:y2="24.597cm">
            <text:p/>
          </draw:line>
          <draw:line draw:style-name="gr3" draw:text-style-name="P3" draw:layer="layout" svg:x1="3.4cm" svg:y1="23.96cm" svg:x2="4.5cm" svg:y2="23.96cm">
            <text:p/>
          </draw:line>
          <draw:line draw:style-name="gr3" draw:text-style-name="P3" draw:layer="layout" svg:x1="3.4cm" svg:y1="23.504cm" svg:x2="4.5cm" svg:y2="23.504cm">
            <text:p/>
          </draw:line>
          <draw:line draw:style-name="gr3" draw:text-style-name="P3" draw:layer="layout" svg:x1="3.4cm" svg:y1="21.775cm" svg:x2="4.5cm" svg:y2="21.775cm">
            <text:p/>
          </draw:line>
        </draw:g>
        <draw:g>
          <draw:custom-shape draw:style-name="gr2" draw:text-style-name="P2" draw:layer="layout" svg:width="1.1cm" svg:height="6.1cm" svg:x="4.2cm" svg:y="12.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2cm" svg:y1="12.828cm" svg:x2="5.3cm" svg:y2="12.828cm">
            <text:p/>
          </draw:line>
          <draw:line draw:style-name="gr3" draw:text-style-name="P3" draw:layer="layout" svg:x1="4.2cm" svg:y1="13.83cm" svg:x2="5.3cm" svg:y2="13.83cm">
            <text:p/>
          </draw:line>
          <draw:line draw:style-name="gr3" draw:text-style-name="P3" draw:layer="layout" svg:x1="4.2cm" svg:y1="14.558cm" svg:x2="5.3cm" svg:y2="14.558cm">
            <text:p/>
          </draw:line>
          <draw:line draw:style-name="gr3" draw:text-style-name="P3" draw:layer="layout" svg:x1="4.2cm" svg:y1="17.563cm" svg:x2="5.3cm" svg:y2="17.563cm">
            <text:p/>
          </draw:line>
          <draw:line draw:style-name="gr3" draw:text-style-name="P3" draw:layer="layout" svg:x1="4.2cm" svg:y1="16.925cm" svg:x2="5.3cm" svg:y2="16.925cm">
            <text:p/>
          </draw:line>
          <draw:line draw:style-name="gr3" draw:text-style-name="P3" draw:layer="layout" svg:x1="4.2cm" svg:y1="16.197cm" svg:x2="5.3cm" svg:y2="16.197cm">
            <text:p/>
          </draw:line>
          <draw:line draw:style-name="gr3" draw:text-style-name="P3" draw:layer="layout" svg:x1="4.2cm" svg:y1="15.56cm" svg:x2="5.3cm" svg:y2="15.56cm">
            <text:p/>
          </draw:line>
          <draw:line draw:style-name="gr3" draw:text-style-name="P3" draw:layer="layout" svg:x1="4.2cm" svg:y1="15.104cm" svg:x2="5.3cm" svg:y2="15.104cm">
            <text:p/>
          </draw:line>
          <draw:line draw:style-name="gr3" draw:text-style-name="P3" draw:layer="layout" svg:x1="4.2cm" svg:y1="13.375cm" svg:x2="5.3cm" svg:y2="13.375cm">
            <text:p/>
          </draw:line>
        </draw:g>
        <draw:g>
          <draw:custom-shape draw:style-name="gr2" draw:text-style-name="P2" draw:layer="layout" svg:width="1.1cm" svg:height="6.1cm" svg:x="7.6cm" svg:y="12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6cm" svg:y1="12.928cm" svg:x2="8.7cm" svg:y2="12.928cm">
            <text:p/>
          </draw:line>
          <draw:line draw:style-name="gr3" draw:text-style-name="P3" draw:layer="layout" svg:x1="7.6cm" svg:y1="13.93cm" svg:x2="8.7cm" svg:y2="13.93cm">
            <text:p/>
          </draw:line>
          <draw:line draw:style-name="gr3" draw:text-style-name="P3" draw:layer="layout" svg:x1="7.6cm" svg:y1="14.658cm" svg:x2="8.7cm" svg:y2="14.658cm">
            <text:p/>
          </draw:line>
          <draw:line draw:style-name="gr3" draw:text-style-name="P3" draw:layer="layout" svg:x1="7.6cm" svg:y1="17.663cm" svg:x2="8.7cm" svg:y2="17.663cm">
            <text:p/>
          </draw:line>
          <draw:line draw:style-name="gr3" draw:text-style-name="P3" draw:layer="layout" svg:x1="7.6cm" svg:y1="17.025cm" svg:x2="8.7cm" svg:y2="17.025cm">
            <text:p/>
          </draw:line>
          <draw:line draw:style-name="gr3" draw:text-style-name="P3" draw:layer="layout" svg:x1="7.6cm" svg:y1="16.297cm" svg:x2="8.7cm" svg:y2="16.297cm">
            <text:p/>
          </draw:line>
          <draw:line draw:style-name="gr3" draw:text-style-name="P3" draw:layer="layout" svg:x1="7.6cm" svg:y1="15.66cm" svg:x2="8.7cm" svg:y2="15.66cm">
            <text:p/>
          </draw:line>
          <draw:line draw:style-name="gr3" draw:text-style-name="P3" draw:layer="layout" svg:x1="7.6cm" svg:y1="15.204cm" svg:x2="8.7cm" svg:y2="15.204cm">
            <text:p/>
          </draw:line>
          <draw:line draw:style-name="gr3" draw:text-style-name="P3" draw:layer="layout" svg:x1="7.6cm" svg:y1="13.475cm" svg:x2="8.7cm" svg:y2="13.475cm">
            <text:p/>
          </draw:line>
        </draw:g>
        <draw:g>
          <draw:custom-shape draw:style-name="gr2" draw:text-style-name="P2" draw:layer="layout" svg:width="1.1cm" svg:height="6.1cm" svg:x="9.5cm" svg:y="12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5cm" svg:y1="12.928cm" svg:x2="10.6cm" svg:y2="12.928cm">
            <text:p/>
          </draw:line>
          <draw:line draw:style-name="gr3" draw:text-style-name="P3" draw:layer="layout" svg:x1="9.5cm" svg:y1="13.93cm" svg:x2="10.6cm" svg:y2="13.93cm">
            <text:p/>
          </draw:line>
          <draw:line draw:style-name="gr3" draw:text-style-name="P3" draw:layer="layout" svg:x1="9.5cm" svg:y1="14.658cm" svg:x2="10.6cm" svg:y2="14.658cm">
            <text:p/>
          </draw:line>
          <draw:line draw:style-name="gr3" draw:text-style-name="P3" draw:layer="layout" svg:x1="9.5cm" svg:y1="17.663cm" svg:x2="10.6cm" svg:y2="17.663cm">
            <text:p/>
          </draw:line>
          <draw:line draw:style-name="gr3" draw:text-style-name="P3" draw:layer="layout" svg:x1="9.5cm" svg:y1="17.025cm" svg:x2="10.6cm" svg:y2="17.025cm">
            <text:p/>
          </draw:line>
          <draw:line draw:style-name="gr3" draw:text-style-name="P3" draw:layer="layout" svg:x1="9.5cm" svg:y1="16.297cm" svg:x2="10.6cm" svg:y2="16.297cm">
            <text:p/>
          </draw:line>
          <draw:line draw:style-name="gr3" draw:text-style-name="P3" draw:layer="layout" svg:x1="9.5cm" svg:y1="15.66cm" svg:x2="10.6cm" svg:y2="15.66cm">
            <text:p/>
          </draw:line>
          <draw:line draw:style-name="gr3" draw:text-style-name="P3" draw:layer="layout" svg:x1="9.5cm" svg:y1="15.204cm" svg:x2="10.6cm" svg:y2="15.204cm">
            <text:p/>
          </draw:line>
          <draw:line draw:style-name="gr3" draw:text-style-name="P3" draw:layer="layout" svg:x1="9.5cm" svg:y1="13.475cm" svg:x2="10.6cm" svg:y2="13.475cm">
            <text:p/>
          </draw:line>
        </draw:g>
        <draw:g>
          <draw:custom-shape draw:style-name="gr2" draw:text-style-name="P2" draw:layer="layout" svg:width="1.1cm" svg:height="6.1cm" svg:x="14.6cm" svg:y="12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6cm" svg:y1="12.928cm" svg:x2="15.7cm" svg:y2="12.928cm">
            <text:p/>
          </draw:line>
          <draw:line draw:style-name="gr3" draw:text-style-name="P3" draw:layer="layout" svg:x1="14.6cm" svg:y1="13.93cm" svg:x2="15.7cm" svg:y2="13.93cm">
            <text:p/>
          </draw:line>
          <draw:line draw:style-name="gr3" draw:text-style-name="P3" draw:layer="layout" svg:x1="14.6cm" svg:y1="14.658cm" svg:x2="15.7cm" svg:y2="14.658cm">
            <text:p/>
          </draw:line>
          <draw:line draw:style-name="gr3" draw:text-style-name="P3" draw:layer="layout" svg:x1="14.6cm" svg:y1="17.663cm" svg:x2="15.7cm" svg:y2="17.663cm">
            <text:p/>
          </draw:line>
          <draw:line draw:style-name="gr3" draw:text-style-name="P3" draw:layer="layout" svg:x1="14.6cm" svg:y1="17.025cm" svg:x2="15.7cm" svg:y2="17.025cm">
            <text:p/>
          </draw:line>
          <draw:line draw:style-name="gr3" draw:text-style-name="P3" draw:layer="layout" svg:x1="14.6cm" svg:y1="16.297cm" svg:x2="15.7cm" svg:y2="16.297cm">
            <text:p/>
          </draw:line>
          <draw:line draw:style-name="gr3" draw:text-style-name="P3" draw:layer="layout" svg:x1="14.6cm" svg:y1="15.66cm" svg:x2="15.7cm" svg:y2="15.66cm">
            <text:p/>
          </draw:line>
          <draw:line draw:style-name="gr3" draw:text-style-name="P3" draw:layer="layout" svg:x1="14.6cm" svg:y1="15.204cm" svg:x2="15.7cm" svg:y2="15.204cm">
            <text:p/>
          </draw:line>
          <draw:line draw:style-name="gr3" draw:text-style-name="P3" draw:layer="layout" svg:x1="14.6cm" svg:y1="13.475cm" svg:x2="15.7cm" svg:y2="13.475cm">
            <text:p/>
          </draw:line>
        </draw:g>
        <draw:g>
          <draw:custom-shape draw:style-name="gr2" draw:text-style-name="P2" draw:layer="layout" svg:width="1.1cm" svg:height="6.1cm" svg:x="13cm" svg:y="12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cm" svg:y1="12.928cm" svg:x2="14.1cm" svg:y2="12.928cm">
            <text:p/>
          </draw:line>
          <draw:line draw:style-name="gr3" draw:text-style-name="P3" draw:layer="layout" svg:x1="13cm" svg:y1="13.93cm" svg:x2="14.1cm" svg:y2="13.93cm">
            <text:p/>
          </draw:line>
          <draw:line draw:style-name="gr3" draw:text-style-name="P3" draw:layer="layout" svg:x1="13cm" svg:y1="14.658cm" svg:x2="14.1cm" svg:y2="14.658cm">
            <text:p/>
          </draw:line>
          <draw:line draw:style-name="gr3" draw:text-style-name="P3" draw:layer="layout" svg:x1="13cm" svg:y1="17.663cm" svg:x2="14.1cm" svg:y2="17.663cm">
            <text:p/>
          </draw:line>
          <draw:line draw:style-name="gr3" draw:text-style-name="P3" draw:layer="layout" svg:x1="13cm" svg:y1="17.025cm" svg:x2="14.1cm" svg:y2="17.025cm">
            <text:p/>
          </draw:line>
          <draw:line draw:style-name="gr3" draw:text-style-name="P3" draw:layer="layout" svg:x1="13cm" svg:y1="16.297cm" svg:x2="14.1cm" svg:y2="16.297cm">
            <text:p/>
          </draw:line>
          <draw:line draw:style-name="gr3" draw:text-style-name="P3" draw:layer="layout" svg:x1="13cm" svg:y1="15.66cm" svg:x2="14.1cm" svg:y2="15.66cm">
            <text:p/>
          </draw:line>
          <draw:line draw:style-name="gr3" draw:text-style-name="P3" draw:layer="layout" svg:x1="13cm" svg:y1="15.204cm" svg:x2="14.1cm" svg:y2="15.204cm">
            <text:p/>
          </draw:line>
          <draw:line draw:style-name="gr3" draw:text-style-name="P3" draw:layer="layout" svg:x1="13cm" svg:y1="13.475cm" svg:x2="14.1cm" svg:y2="13.475cm">
            <text:p/>
          </draw:line>
        </draw:g>
        <draw:frame draw:style-name="gr4" draw:text-style-name="P5" draw:layer="layout" svg:width="2.259cm" svg:height="1.517cm" svg:x="17.041cm" svg:y="14.483cm">
          <draw:text-box>
            <text:p><text:span text:style-name="T1">…</text:span><text:span text:style-name="T1">..</text:span></text:p>
          </draw:text-box>
        </draw:frame>
        <draw:line draw:style-name="gr5" draw:text-style-name="P3" draw:layer="layout" svg:x1="4.7cm" svg:y1="9.2cm" svg:x2="2.7cm" svg:y2="12.1cm">
          <text:p/>
        </draw:line>
        <draw:line draw:style-name="gr5" draw:text-style-name="P3" draw:layer="layout" svg:x1="4.7cm" svg:y1="9.2cm" svg:x2="4.8cm" svg:y2="12.2cm">
          <text:p/>
        </draw:line>
        <draw:line draw:style-name="gr5" draw:text-style-name="P3" draw:layer="layout" svg:x1="10.5cm" svg:y1="10.3cm" svg:x2="8.2cm" svg:y2="12.2cm">
          <text:p/>
        </draw:line>
        <draw:line draw:style-name="gr5" draw:text-style-name="P3" draw:layer="layout" svg:x1="10.4cm" svg:y1="10.4cm" svg:x2="10.1cm" svg:y2="12.2cm">
          <text:p/>
        </draw:line>
        <draw:line draw:style-name="gr5" draw:text-style-name="P3" draw:layer="layout" svg:x1="16.4cm" svg:y1="9.2cm" svg:x2="13.4cm" svg:y2="12.2cm">
          <text:p/>
        </draw:line>
        <draw:line draw:style-name="gr5" draw:text-style-name="P3" draw:layer="layout" svg:x1="16.3cm" svg:y1="9.3cm" svg:x2="15.1cm" svg:y2="12.2cm">
          <text:p/>
        </draw:line>
        <draw:g xml:id="id2" draw:id="id2">
          <draw:custom-shape draw:style-name="gr2" draw:text-style-name="P2" draw:layer="layout" svg:width="1.1cm" svg:height="6.1cm" svg:x="8.5cm" svg:y="20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5cm" svg:y1="21.028cm" svg:x2="9.6cm" svg:y2="21.028cm">
            <text:p/>
          </draw:line>
          <draw:line draw:style-name="gr3" draw:text-style-name="P3" draw:layer="layout" svg:x1="8.5cm" svg:y1="22.03cm" svg:x2="9.6cm" svg:y2="22.03cm">
            <text:p/>
          </draw:line>
          <draw:line draw:style-name="gr3" draw:text-style-name="P3" draw:layer="layout" svg:x1="8.5cm" svg:y1="22.758cm" svg:x2="9.6cm" svg:y2="22.758cm">
            <text:p/>
          </draw:line>
          <draw:line draw:style-name="gr3" draw:text-style-name="P3" draw:layer="layout" svg:x1="8.5cm" svg:y1="25.763cm" svg:x2="9.6cm" svg:y2="25.763cm">
            <text:p/>
          </draw:line>
          <draw:line draw:style-name="gr3" draw:text-style-name="P3" draw:layer="layout" svg:x1="8.5cm" svg:y1="25.125cm" svg:x2="9.6cm" svg:y2="25.125cm">
            <text:p/>
          </draw:line>
          <draw:line draw:style-name="gr3" draw:text-style-name="P3" draw:layer="layout" svg:x1="8.5cm" svg:y1="24.397cm" svg:x2="9.6cm" svg:y2="24.397cm">
            <text:p/>
          </draw:line>
          <draw:line draw:style-name="gr3" draw:text-style-name="P3" draw:layer="layout" svg:x1="8.5cm" svg:y1="23.76cm" svg:x2="9.6cm" svg:y2="23.76cm">
            <text:p/>
          </draw:line>
          <draw:line draw:style-name="gr3" draw:text-style-name="P3" draw:layer="layout" svg:x1="8.5cm" svg:y1="23.304cm" svg:x2="9.6cm" svg:y2="23.304cm">
            <text:p/>
          </draw:line>
          <draw:line draw:style-name="gr3" draw:text-style-name="P3" draw:layer="layout" svg:x1="8.5cm" svg:y1="21.575cm" svg:x2="9.6cm" svg:y2="21.575cm">
            <text:p/>
          </draw:line>
        </draw:g>
        <draw:g xml:id="id3" draw:id="id3">
          <draw:custom-shape draw:style-name="gr2" draw:text-style-name="P2" draw:layer="layout" svg:width="1.1cm" svg:height="6.1cm" svg:x="13.8cm" svg:y="20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8cm" svg:y1="21.028cm" svg:x2="14.9cm" svg:y2="21.028cm">
            <text:p/>
          </draw:line>
          <draw:line draw:style-name="gr3" draw:text-style-name="P3" draw:layer="layout" svg:x1="13.8cm" svg:y1="22.03cm" svg:x2="14.9cm" svg:y2="22.03cm">
            <text:p/>
          </draw:line>
          <draw:line draw:style-name="gr3" draw:text-style-name="P3" draw:layer="layout" svg:x1="13.8cm" svg:y1="22.758cm" svg:x2="14.9cm" svg:y2="22.758cm">
            <text:p/>
          </draw:line>
          <draw:line draw:style-name="gr3" draw:text-style-name="P3" draw:layer="layout" svg:x1="13.8cm" svg:y1="25.763cm" svg:x2="14.9cm" svg:y2="25.763cm">
            <text:p/>
          </draw:line>
          <draw:line draw:style-name="gr3" draw:text-style-name="P3" draw:layer="layout" svg:x1="13.8cm" svg:y1="25.125cm" svg:x2="14.9cm" svg:y2="25.125cm">
            <text:p/>
          </draw:line>
          <draw:line draw:style-name="gr3" draw:text-style-name="P3" draw:layer="layout" svg:x1="13.8cm" svg:y1="24.397cm" svg:x2="14.9cm" svg:y2="24.397cm">
            <text:p/>
          </draw:line>
          <draw:line draw:style-name="gr3" draw:text-style-name="P3" draw:layer="layout" svg:x1="13.8cm" svg:y1="23.76cm" svg:x2="14.9cm" svg:y2="23.76cm">
            <text:p/>
          </draw:line>
          <draw:line draw:style-name="gr3" draw:text-style-name="P3" draw:layer="layout" svg:x1="13.8cm" svg:y1="23.304cm" svg:x2="14.9cm" svg:y2="23.304cm">
            <text:p/>
          </draw:line>
          <draw:line draw:style-name="gr3" draw:text-style-name="P3" draw:layer="layout" svg:x1="13.8cm" svg:y1="21.575cm" svg:x2="14.9cm" svg:y2="21.575cm">
            <text:p/>
          </draw:line>
        </draw:g>
        <draw:g>
          <draw:custom-shape draw:style-name="gr2" draw:text-style-name="P2" draw:layer="layout" svg:width="1.1cm" svg:height="6.1cm" svg:x="2.2cm" svg:y="12.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2cm" svg:y1="12.828cm" svg:x2="3.3cm" svg:y2="12.828cm">
            <text:p/>
          </draw:line>
          <draw:line draw:style-name="gr3" draw:text-style-name="P3" draw:layer="layout" svg:x1="2.2cm" svg:y1="13.83cm" svg:x2="3.3cm" svg:y2="13.83cm">
            <text:p/>
          </draw:line>
          <draw:line draw:style-name="gr3" draw:text-style-name="P3" draw:layer="layout" svg:x1="2.2cm" svg:y1="14.558cm" svg:x2="3.3cm" svg:y2="14.558cm">
            <text:p/>
          </draw:line>
          <draw:line draw:style-name="gr3" draw:text-style-name="P3" draw:layer="layout" svg:x1="2.2cm" svg:y1="17.563cm" svg:x2="3.3cm" svg:y2="17.563cm">
            <text:p/>
          </draw:line>
          <draw:line draw:style-name="gr3" draw:text-style-name="P3" draw:layer="layout" svg:x1="2.2cm" svg:y1="16.925cm" svg:x2="3.3cm" svg:y2="16.925cm">
            <text:p/>
          </draw:line>
          <draw:line draw:style-name="gr3" draw:text-style-name="P3" draw:layer="layout" svg:x1="2.2cm" svg:y1="16.197cm" svg:x2="3.3cm" svg:y2="16.197cm">
            <text:p/>
          </draw:line>
          <draw:line draw:style-name="gr3" draw:text-style-name="P3" draw:layer="layout" svg:x1="2.2cm" svg:y1="15.56cm" svg:x2="3.3cm" svg:y2="15.56cm">
            <text:p/>
          </draw:line>
          <draw:line draw:style-name="gr3" draw:text-style-name="P3" draw:layer="layout" svg:x1="2.2cm" svg:y1="15.104cm" svg:x2="3.3cm" svg:y2="15.104cm">
            <text:p/>
          </draw:line>
          <draw:line draw:style-name="gr3" draw:text-style-name="P3" draw:layer="layout" svg:x1="2.2cm" svg:y1="13.375cm" svg:x2="3.3cm" svg:y2="13.375cm">
            <text:p/>
          </draw:line>
        </draw:g>
        <draw:frame draw:style-name="gr4" draw:text-style-name="P5" draw:layer="layout" svg:width="2.259cm" svg:height="1.517cm" svg:x="17.141cm" svg:y="22.6cm">
          <draw:text-box>
            <text:p><text:span text:style-name="T1">…</text:span><text:span text:style-name="T1">..</text:span></text:p>
          </draw:text-box>
        </draw:frame>
        <draw:connector draw:style-name="gr6" draw:text-style-name="P6" draw:layer="layout" draw:line-skew="2.852cm" svg:x1="1.896cm" svg:y1="13.097cm" svg:x2="3.95cm" svg:y2="20.5cm" draw:end-shape="id1" svg:d="M1896 13097v6303h2054v1100" svg:viewBox="0 0 2055 7404">
          <text:p/>
        </draw:connector>
        <draw:line draw:style-name="gr7" draw:text-style-name="P6" draw:layer="layout" svg:x1="2.2cm" svg:y1="13.1cm" svg:x2="1.9cm" svg:y2="13.1cm">
          <text:p/>
        </draw:line>
        <draw:connector draw:style-name="gr6" draw:text-style-name="P6" draw:layer="layout" svg:x1="5.776cm" svg:y1="16.36cm" svg:x2="3.95cm" svg:y2="26.6cm" draw:end-shape="id1" draw:end-glue-point="2" svg:d="M5776 16360v10741h-1826v-501" svg:viewBox="0 0 1827 10742">
          <text:p/>
        </draw:connector>
        <draw:line draw:style-name="gr7" draw:text-style-name="P6" draw:layer="layout" svg:x1="5.3cm" svg:y1="16.4cm" svg:x2="5.8cm" svg:y2="16.4cm">
          <text:p/>
        </draw:line>
        <draw:connector draw:style-name="gr6" draw:text-style-name="P6" draw:layer="layout" draw:line-skew="2.399cm" svg:x1="7.099cm" svg:y1="13.802cm" svg:x2="9.05cm" svg:y2="20.3cm" draw:end-shape="id2" draw:end-glue-point="0" svg:d="M7099 13802v5398h1951v1100" svg:viewBox="0 0 1952 6499">
          <text:p/>
        </draw:connector>
        <draw:connector draw:style-name="gr6" draw:text-style-name="P6" draw:layer="layout" svg:x1="11.112cm" svg:y1="17.727cm" svg:x2="9.05cm" svg:y2="26.4cm" draw:end-shape="id2" draw:end-glue-point="2" svg:d="M11112 17727v9174h-2062v-501" svg:viewBox="0 0 2063 9175">
          <text:p/>
        </draw:connector>
        <draw:connector draw:style-name="gr6" draw:text-style-name="P6" draw:layer="layout" draw:line-skew="2.533cm" svg:x1="12.567cm" svg:y1="13.935cm" svg:x2="14.35cm" svg:y2="20.3cm" draw:end-shape="id3" svg:d="M12567 13935v5465h1783v900" svg:viewBox="0 0 1784 6366">
          <text:p/>
        </draw:connector>
        <draw:connector draw:style-name="gr6" draw:text-style-name="P6" draw:layer="layout" svg:x1="16.5cm" svg:y1="16.6cm" svg:x2="14.35cm" svg:y2="26.4cm" draw:start-shape="id4" draw:start-glue-point="1" draw:end-shape="id3" draw:end-glue-point="2" svg:d="M16500 16600v10301h-2150v-501" svg:viewBox="0 0 2151 10302">
          <text:p/>
        </draw:connector>
        <draw:line draw:style-name="gr8" draw:text-style-name="P6" draw:layer="layout" svg:x1="7.6cm" svg:y1="17cm" svg:x2="10.5cm" svg:y2="17cm">
          <text:p/>
        </draw:line>
        <draw:line draw:style-name="gr8" draw:text-style-name="P6" draw:layer="layout" svg:x1="13cm" svg:y1="15.7cm" svg:x2="15.7cm" svg:y2="15.7cm">
          <text:p/>
        </draw:line>
        <draw:line draw:style-name="gr8" draw:text-style-name="P6" draw:layer="layout" svg:x1="2.2cm" svg:y1="13.8cm" svg:x2="5.3cm" svg:y2="13.8cm">
          <text:p/>
        </draw:line>
        <draw:line draw:style-name="gr7" draw:text-style-name="P6" draw:layer="layout" svg:x1="7.6cm" svg:y1="13.8cm" svg:x2="7.1cm" svg:y2="13.8cm">
          <text:p/>
        </draw:line>
        <draw:line draw:style-name="gr7" draw:text-style-name="P6" draw:layer="layout" svg:x1="10.6cm" svg:y1="17.7cm" svg:x2="11.1cm" svg:y2="17.7cm">
          <text:p/>
        </draw:line>
        <draw:line draw:style-name="gr7" draw:text-style-name="P6" draw:layer="layout" svg:x1="12.5cm" svg:y1="13.9cm" svg:x2="13cm" svg:y2="13.9cm">
          <text:p/>
        </draw:line>
        <draw:line draw:style-name="gr7" draw:text-style-name="P6" xml:id="id4" draw:id="id4" draw:layer="layout" svg:x1="15.7cm" svg:y1="16.6cm" svg:x2="16.5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09:12:46.603000000</meta:creation-date>
    <dc:date>2018-04-29T11:07:38.344000000</dc:date>
    <meta:editing-duration>PT31M47S</meta:editing-duration>
    <meta:editing-cycles>12</meta:editing-cycles>
    <meta:generator>LibreOffice/5.3.7.2$Windows_X86_64 LibreOffice_project/6b8ed514a9f8b44d37a1b96673cbbdd077e24059</meta:generator>
    <meta:document-statistic meta:object-count="158"/>
  </office:meta>
</office:document-meta>
</file>